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2e22b" officeooo:paragraph-rsid="0002e22b"/>
    </style:style>
    <style:style style:name="P2" style:family="paragraph" style:parent-style-name="Standard">
      <style:text-properties officeooo:rsid="00047fd7" officeooo:paragraph-rsid="00047fd7"/>
    </style:style>
    <style:style style:name="T1" style:family="text">
      <style:text-properties officeooo:rsid="00047fd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rashCourse on QT</text:p>
      <text:p text:style-name="P1">7/11</text:p>
      <text:p text:style-name="P1"/>
      <text:p text:style-name="P1">Goal is to introduce myself to QT</text:p>
      <text:p text:style-name="P1">Install QT Creator.<text:line-break/>The tutorial video wanted to make a simple calculator app.</text:p>
      <text:p text:style-name="P1"/>
      <text:p text:style-name="P1"/>
      <text:p text:style-name="P1">App Design:</text:p>
      <text:p text:style-name="P1"/>
      <text:p text:style-name="P1">The app will have 2 text inputs to receive numbers.</text:p>
      <text:p text:style-name="P1"/>
      <text:p text:style-name="P1">4 buttons will apply an arithmetic operation to the numbers.</text:p>
      <text:p text:style-name="P1"/>
      <text:p text:style-name="P1">A read only text input to output the value of the calculated numbers.</text:p>
      <text:p text:style-name="P1"/>
      <text:p text:style-name="P1">There will be labels to keep everything clear.</text:p>
      <text:p text:style-name="P1"/>
      <text:p text:style-name="P2">Process After installing and setting up QT creator, a project was made with the wizard for a desktop application. For the forms I left the default name of the window object to mainwindow.ui.</text:p>
      <text:p text:style-name="P2"/>
      <text:p text:style-name="P2">Double clicking the mainwindow.ui leads to the designer. It has a drag and drop designer and the clicking on the objects gives lists of settings you can do for the object. It is very similar to a game engine like Godot or Unity. The elements for the app was laid out and given names to help me code and reference them later. The use of signals for the UI object is very similar to the signal concept in Godot.</text:p>
      <text:p text:style-name="P2"/>
      <text:p text:style-name="P2">After finishing the tutorial, it was noticed that the inputs were not validated. After some research a regex was applied to the line edits to limit the input to whole numbers.</text:p>
      <text:p text:style-name="P2"/>
      <text:p text:style-name="P2">The project was deployed and compressed into a release file for windows x64 computers.</text:p>
      <text:p text:style-name="P1"/>
      <text:p text:style-name="P1"><text:s/><text:span text:style-name="T1">Observations:</text:span></text:p>
      <text:p text:style-name="P1"><text:line-break/><text:span text:style-name="T1">QT creator is a really decent IDE and the framework is simple to understand. I did not find a need to make the full use of the C++ library in this project but I’m sure more complicated projects will find value in dealing with memory allocation. This is really ideal for creating UI for apps. It was intuitive and easy to lear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7-11T10:51:01.862000000</meta:creation-date>
    <dc:date>2024-07-11T11:22:53.742000000</dc:date>
    <meta:editing-duration>PT9M31S</meta:editing-duration>
    <meta:editing-cycles>1</meta:editing-cycles>
    <meta:document-statistic meta:table-count="0" meta:image-count="0" meta:object-count="0" meta:page-count="1" meta:paragraph-count="15" meta:word-count="287" meta:character-count="1571" meta:non-whitespace-character-count="1297"/>
    <meta:generator>LibreOffice/7.2.6.2$Windows_X86_64 LibreOffice_project/b0ec3a565991f7569a5a7f5d24fed7f52653d754</meta:generator>
  </office:meta>
</office:document-meta>
</file>